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 style:data-style-name="N61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5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Metabolite</text:p>
          </table:table-cell>
          <table:table-cell table:style-name="ce2" office:value-type="string" calcext:value-type="string">
            <text:p>Mass</text:p>
          </table:table-cell>
          <table:table-cell office:value-type="string" calcext:value-type="string">
            <text:p>Mol. Weight</text:p>
          </table:table-cell>
          <table:table-cell office:value-type="string" calcext:value-type="string">
            <text:p>Mols</text:p>
          </table:table-cell>
          <table:table-cell office:value-type="string" calcext:value-type="string">
            <text:p>Flow rate/24 hours</text:p>
          </table:table-cell>
          <table:table-cell office:value-type="string" calcext:value-type="string">
            <text:p>Gbiomass</text:p>
          </table:table-cell>
          <table:table-cell office:value-type="string" calcext:value-type="string">
            <text:p>Maximum Flux</text:p>
          </table:table-cell>
          <table:table-cell office:value-type="string" calcext:value-type="string">
            <text:p>Metabolite ID</text:p>
          </table:table-cell>
          <table:table-cell/>
        </table:table-row>
        <table:table-row table:style-name="ro1">
          <table:table-cell table:style-name="ce1" office:value-type="string" calcext:value-type="string">
            <text:p>glucose</text:p>
          </table:table-cell>
          <table:table-cell table:style-name="ce2" office:value-type="float" office:value="1.5" calcext:value-type="float">
            <text:p>1.5</text:p>
          </table:table-cell>
          <table:table-cell office:value-type="float" office:value="180.156" calcext:value-type="float">
            <text:p>180.156</text:p>
          </table:table-cell>
          <table:table-cell table:formula="of:=[.B2]/[.C2]" office:value-type="float" office:value="0.00832611736495038" calcext:value-type="float">
            <text:p>0.0083261174</text:p>
          </table:table-cell>
          <table:table-cell table:formula="of:=1*60" office:value-type="float" office:value="60" calcext:value-type="float">
            <text:p>60</text:p>
          </table:table-cell>
          <table:table-cell table:formula="of:=0.5/0.7" office:value-type="float" office:value="0.714285714285714" calcext:value-type="float">
            <text:p>0.7142857143</text:p>
          </table:table-cell>
          <table:table-cell table:formula="of:=[.D2]*[.E2]/[.F2]" office:value-type="float" office:value="0.699393858655832" calcext:value-type="float">
            <text:p>0.6993938587</text:p>
          </table:table-cell>
          <table:table-cell office:value-type="string" calcext:value-type="string">
            <text:p>s_0565</text:p>
          </table:table-cell>
          <table:table-cell/>
        </table:table-row>
        <table:table-row table:style-name="ro1">
          <table:table-cell table:style-name="ce1" office:value-type="string" calcext:value-type="string">
            <text:p>ammonium sulfate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61.07" calcext:value-type="float">
            <text:p>61.07</text:p>
          </table:table-cell>
          <table:table-cell table:formula="of:=[.B3]/[.C3]" office:value-type="float" office:value="0.0818732601932209" calcext:value-type="float">
            <text:p>0.0818732602</text:p>
          </table:table-cell>
          <table:table-cell table:formula="of:=1*60" office:value-type="float" office:value="60" calcext:value-type="float">
            <text:p>60</text:p>
          </table:table-cell>
          <table:table-cell table:formula="of:=0.5/0.7" office:value-type="float" office:value="0.714285714285714" calcext:value-type="float">
            <text:p>0.7142857143</text:p>
          </table:table-cell>
          <table:table-cell table:formula="of:=[.D3]*[.E3]/[.F3]" office:value-type="float" office:value="6.87735385623056" calcext:value-type="float">
            <text:p>6.8773538562</text:p>
          </table:table-cell>
          <table:table-cell office:value-type="string" calcext:value-type="string">
            <text:p>s_0420</text:p>
          </table:table-cell>
          <table:table-cell/>
        </table:table-row>
        <table:table-row table:style-name="ro1">
          <table:table-cell table:style-name="ce1" office:value-type="string" calcext:value-type="string">
            <text:p>Histidine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155.1546" calcext:value-type="float">
            <text:p>155.1546</text:p>
          </table:table-cell>
          <table:table-cell table:formula="of:=[.B4]/[.C4]" office:value-type="float" office:value="0.000644518435160801" calcext:value-type="float">
            <text:p>0.0006445184</text:p>
          </table:table-cell>
          <table:table-cell table:formula="of:=1*60" office:value-type="float" office:value="60" calcext:value-type="float">
            <text:p>60</text:p>
          </table:table-cell>
          <table:table-cell table:formula="of:=0.5/0.7" office:value-type="float" office:value="0.714285714285714" calcext:value-type="float">
            <text:p>0.7142857143</text:p>
          </table:table-cell>
          <table:table-cell table:formula="of:=[.D4]*[.E4]/[.F4]" office:value-type="float" office:value="0.0541395485535073" calcext:value-type="float">
            <text:p>0.0541395486</text:p>
          </table:table-cell>
          <table:table-cell office:value-type="string" calcext:value-type="string">
            <text:p>s_1007</text:p>
          </table:table-cell>
          <table:table-cell/>
        </table:table-row>
        <table:table-row table:style-name="ro1">
          <table:table-cell table:style-name="ce1" office:value-type="string" calcext:value-type="string">
            <text:p>Methionine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149.21" calcext:value-type="float">
            <text:p>149.21</text:p>
          </table:table-cell>
          <table:table-cell table:formula="of:=[.B5]/[.C5]" office:value-type="float" office:value="0.000670196367535688" calcext:value-type="float">
            <text:p>0.0006701964</text:p>
          </table:table-cell>
          <table:table-cell table:formula="of:=1*60" office:value-type="float" office:value="60" calcext:value-type="float">
            <text:p>60</text:p>
          </table:table-cell>
          <table:table-cell table:formula="of:=0.5/0.7" office:value-type="float" office:value="0.714285714285714" calcext:value-type="float">
            <text:p>0.7142857143</text:p>
          </table:table-cell>
          <table:table-cell table:formula="of:=[.D5]*[.E5]/[.F5]" office:value-type="float" office:value="0.0562964948729978" calcext:value-type="float">
            <text:p>0.0562964949</text:p>
          </table:table-cell>
          <table:table-cell office:value-type="string" calcext:value-type="string">
            <text:p>s_1030</text:p>
          </table:table-cell>
          <table:table-cell/>
        </table:table-row>
        <table:table-row table:style-name="ro1">
          <table:table-cell table:style-name="ce1" office:value-type="string" calcext:value-type="string">
            <text:p>Uracil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112.08" calcext:value-type="float">
            <text:p>112.08</text:p>
          </table:table-cell>
          <table:table-cell table:formula="of:=[.B6]/[.C6]" office:value-type="float" office:value="0.000892219842969308" calcext:value-type="float">
            <text:p>0.0008922198</text:p>
          </table:table-cell>
          <table:table-cell table:formula="of:=1*60" office:value-type="float" office:value="60" calcext:value-type="float">
            <text:p>60</text:p>
          </table:table-cell>
          <table:table-cell table:formula="of:=0.5/0.7" office:value-type="float" office:value="0.714285714285714" calcext:value-type="float">
            <text:p>0.7142857143</text:p>
          </table:table-cell>
          <table:table-cell table:formula="of:=[.D6]*[.E6]/[.F6]" office:value-type="float" office:value="0.0749464668094219" calcext:value-type="float">
            <text:p>0.0749464668</text:p>
          </table:table-cell>
          <table:table-cell office:value-type="string" calcext:value-type="string">
            <text:p>s_1551</text:p>
          </table:table-cell>
          <table:table-cell/>
        </table:table-row>
        <table:table-row table:style-name="ro1">
          <table:table-cell table:style-name="ce1" office:value-type="string" calcext:value-type="string">
            <text:p>Leucine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131.17" calcext:value-type="float">
            <text:p>131.17</text:p>
          </table:table-cell>
          <table:table-cell table:formula="of:=[.B7]/[.C7]" office:value-type="float" office:value="0.00228710833269803" calcext:value-type="float">
            <text:p>0.0022871083</text:p>
          </table:table-cell>
          <table:table-cell table:formula="of:=1*60" office:value-type="float" office:value="60" calcext:value-type="float">
            <text:p>60</text:p>
          </table:table-cell>
          <table:table-cell table:formula="of:=0.5/0.7" office:value-type="float" office:value="0.714285714285714" calcext:value-type="float">
            <text:p>0.7142857143</text:p>
          </table:table-cell>
          <table:table-cell table:formula="of:=[.D7]*[.E7]/[.F7]" office:value-type="float" office:value="0.192117099946634" calcext:value-type="float">
            <text:p>0.1921170999</text:p>
          </table:table-cell>
          <table:table-cell office:value-type="string" calcext:value-type="string">
            <text:p>s_1022</text:p>
          </table:table-cell>
          <table:table-cell/>
        </table:table-row>
        <table:table-row table:style-name="ro1">
          <table:table-cell table:style-name="ce1" office:value-type="string" calcext:value-type="string">
            <text:p>Oxygen</text:p>
          </table:table-cell>
          <table:table-cell table:style-name="ce2"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[.B8]/[.C8]" office:value-type="float" office:value="62.5" calcext:value-type="float">
            <text:p>62.5</text:p>
          </table:table-cell>
          <table:table-cell table:formula="of:=1*60" office:value-type="float" office:value="60" calcext:value-type="float">
            <text:p>60</text:p>
          </table:table-cell>
          <table:table-cell table:formula="of:=0.5/0.7" office:value-type="float" office:value="0.714285714285714" calcext:value-type="float">
            <text:p>0.7142857143</text:p>
          </table:table-cell>
          <table:table-cell table:formula="of:=[.D8]*[.E8]/[.F8]" office:value-type="float" office:value="5250" calcext:value-type="float">
            <text:p>5250</text:p>
          </table:table-cell>
          <table:table-cell office:value-type="string" calcext:value-type="string">
            <text:p>s_1277</text:p>
          </table:table-cell>
          <table:table-cell/>
        </table:table-row>
        <table:table-row table:style-name="ro1">
          <table:table-cell table:style-name="ce2" office:value-type="string" calcext:value-type="string">
            <text:p>Biotin</text:p>
          </table:table-cell>
          <table:table-cell table:style-name="ce3" office:value-type="float" office:value="0.0002" calcext:value-type="float">
            <text:p>2.00E-04</text:p>
          </table:table-cell>
          <table:table-cell office:value-type="float" office:value="244.31" calcext:value-type="float">
            <text:p>244.31</text:p>
          </table:table-cell>
          <table:table-cell table:formula="of:=[.B9]/[.C9]" office:value-type="float" office:value="0.000000818632065818018" calcext:value-type="float">
            <text:p>8.18632065818018E-07</text:p>
          </table:table-cell>
          <table:table-cell table:formula="of:=1*60" office:value-type="float" office:value="60" calcext:value-type="float">
            <text:p>60</text:p>
          </table:table-cell>
          <table:table-cell table:formula="of:=0.5/0.7" office:value-type="float" office:value="0.714285714285714" calcext:value-type="float">
            <text:p>0.7142857143</text:p>
          </table:table-cell>
          <table:table-cell table:formula="of:=[.D9]*[.E9]/[.F9]" office:value-type="float" office:value="0.0000687650935287135" calcext:value-type="float">
            <text:p>6.87650935287135E-05</text:p>
          </table:table-cell>
          <table:table-cell office:value-type="string" calcext:value-type="string">
            <text:p>s_0452</text:p>
          </table:table-cell>
          <table:table-cell/>
        </table:table-row>
        <table:table-row table:style-name="ro1">
          <table:table-cell table:style-name="ce2" office:value-type="string" calcext:value-type="string">
            <text:p>Inositol</text:p>
          </table:table-cell>
          <table:table-cell table:style-name="ce3" office:value-type="float" office:value="0.0002" calcext:value-type="float">
            <text:p>2.00E-04</text:p>
          </table:table-cell>
          <table:table-cell office:value-type="float" office:value="180.16" calcext:value-type="float">
            <text:p>180.16</text:p>
          </table:table-cell>
          <table:table-cell table:formula="of:=[.B10]/[.C10]" office:value-type="float" office:value="0.0000011101243339254" calcext:value-type="float">
            <text:p>1.1101243339254E-06</text:p>
          </table:table-cell>
          <table:table-cell table:formula="of:=1*60" office:value-type="float" office:value="60" calcext:value-type="float">
            <text:p>60</text:p>
          </table:table-cell>
          <table:table-cell table:formula="of:=0.5/0.7" office:value-type="float" office:value="0.714285714285714" calcext:value-type="float">
            <text:p>0.7142857143</text:p>
          </table:table-cell>
          <table:table-cell table:formula="of:=[.D10]*[.E10]/[.F10]" office:value-type="float" office:value="0.0000932504440497336" calcext:value-type="float">
            <text:p>9.32504440497336E-05</text:p>
          </table:table-cell>
          <table:table-cell office:value-type="string" calcext:value-type="string">
            <text:p>s_1154</text:p>
          </table:table-cell>
          <table:table-cell/>
        </table:table-row>
        <table:table-row table:style-name="ro1">
          <table:table-cell table:style-name="ce2" office:value-type="string" calcext:value-type="string">
            <text:p>Riboflavin</text:p>
          </table:table-cell>
          <table:table-cell table:style-name="ce3" office:value-type="float" office:value="0.0002" calcext:value-type="float">
            <text:p>2.00E-04</text:p>
          </table:table-cell>
          <table:table-cell office:value-type="float" office:value="376.36" calcext:value-type="float">
            <text:p>376.36</text:p>
          </table:table-cell>
          <table:table-cell table:formula="of:=[.B11]/[.C11]" office:value-type="float" office:value="0.000000531406100542034" calcext:value-type="float">
            <text:p>5.31406100542034E-07</text:p>
          </table:table-cell>
          <table:table-cell table:formula="of:=1*60" office:value-type="float" office:value="60" calcext:value-type="float">
            <text:p>60</text:p>
          </table:table-cell>
          <table:table-cell table:formula="of:=0.5/0.7" office:value-type="float" office:value="0.714285714285714" calcext:value-type="float">
            <text:p>0.7142857143</text:p>
          </table:table-cell>
          <table:table-cell table:formula="of:=[.D11]*[.E11]/[.F11]" office:value-type="float" office:value="0.0000446381124455309" calcext:value-type="float">
            <text:p>4.46381124455309E-05</text:p>
          </table:table-cell>
          <table:table-cell office:value-type="string" calcext:value-type="string">
            <text:p>s_1406</text:p>
          </table:table-cell>
          <table:table-cell/>
        </table:table-row>
        <table:table-row table:style-name="ro1">
          <table:table-cell table:style-name="ce2" office:value-type="string" calcext:value-type="string">
            <text:p>potassium</text:p>
          </table:table-cell>
          <table:table-cell table:style-name="ce3" office:value-type="float" office:value="0.0001" calcext:value-type="float">
            <text:p>1.00E-04</text:p>
          </table:table-cell>
          <table:table-cell office:value-type="float" office:value="39.09" calcext:value-type="float">
            <text:p>39.09</text:p>
          </table:table-cell>
          <table:table-cell table:formula="of:=[.B12]/[.C12]" office:value-type="float" office:value="0.00000255819902788437" calcext:value-type="float">
            <text:p>2.55819902788437E-06</text:p>
          </table:table-cell>
          <table:table-cell table:formula="of:=1*60" office:value-type="float" office:value="60" calcext:value-type="float">
            <text:p>60</text:p>
          </table:table-cell>
          <table:table-cell table:formula="of:=0.5/0.7" office:value-type="float" office:value="0.714285714285714" calcext:value-type="float">
            <text:p>0.7142857143</text:p>
          </table:table-cell>
          <table:table-cell table:formula="of:=[.D12]*[.E12]/[.F12]" office:value-type="float" office:value="0.000214888718342287" calcext:value-type="float">
            <text:p>0.0002148887</text:p>
          </table:table-cell>
          <table:table-cell office:value-type="string" calcext:value-type="string">
            <text:p>s_1374</text:p>
          </table:table-cell>
          <table:table-cell/>
        </table:table-row>
        <table:table-row table:style-name="ro1">
          <table:table-cell table:style-name="ce2" office:value-type="string" calcext:value-type="string">
            <text:p>Sodium Chloride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58.44" calcext:value-type="float">
            <text:p>58.44</text:p>
          </table:table-cell>
          <table:table-cell table:formula="of:=[.B13]/[.C13]" office:value-type="float" office:value="0.00171115674195756" calcext:value-type="float">
            <text:p>0.0017111567</text:p>
          </table:table-cell>
          <table:table-cell table:formula="of:=1*60" office:value-type="float" office:value="60" calcext:value-type="float">
            <text:p>60</text:p>
          </table:table-cell>
          <table:table-cell table:formula="of:=0.5/0.7" office:value-type="float" office:value="0.714285714285714" calcext:value-type="float">
            <text:p>0.7142857143</text:p>
          </table:table-cell>
          <table:table-cell table:formula="of:=[.D13]*[.E13]/[.F13]" office:value-type="float" office:value="0.143737166324435" calcext:value-type="float">
            <text:p>0.1437371663</text:p>
          </table:table-cell>
          <table:table-cell office:value-type="string" calcext:value-type="string">
            <text:p>s_1438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Default" office:value-type="string" calcext:value-type="string">
            <text:p>GluConsumed/unitBiomass/24hrs</text:p>
          </table:table-cell>
          <table:table-cell/>
        </table:table-row>
        <table:table-row table:style-name="ro1">
          <table:table-cell office:value-type="string" calcext:value-type="string">
            <text:p>gGluConsumed/Biomass/min</text:p>
          </table:table-cell>
          <table:table-cell office:value-type="float" office:value="0.015" calcext:value-type="float">
            <text:p>0.015</text:p>
          </table:table-cell>
          <table:table-cell table:style-name="Default" table:formula="of:=[.B18]/12.011" office:value-type="float" office:value="0.00124885521605195" calcext:value-type="float">
            <text:p>0.0012488552</text:p>
          </table:table-cell>
          <table:table-cell table:style-name="Default" table:formula="of:=[.C18]/6" office:value-type="float" office:value="0.000208142536008659" calcext:value-type="float">
            <text:p>0.0002081425</text:p>
          </table:table-cell>
          <table:table-cell table:style-name="Default" table:number-columns-repeated="3"/>
          <table:table-cell table:style-name="Default" table:formula="of:=[.D18]*60" office:value-type="float" office:value="0.0124885521605195" calcext:value-type="float">
            <text:p>0.0124885522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Default" office:value-type="string" calcext:value-type="string">
            <text:p>Coversion factor = </text:p>
          </table:table-cell>
          <table:table-cell table:formula="of:=[.G2]/[.H18]" office:value-type="float" office:value="56.0027975754346" calcext:value-type="float">
            <text:p>56.0027975754</text:p>
          </table:table-cell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ethanolProduced</text:p>
          </table:table-cell>
          <table:table-cell office:value-type="float" office:value="0.0025" calcext:value-type="float">
            <text:p>0.0025</text:p>
          </table:table-cell>
          <table:table-cell table:style-name="Default" table:formula="of:=[.B22]/12.011" office:value-type="float" office:value="0.000208142536008659" calcext:value-type="float">
            <text:p>0.000208142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C22]/[.D22]" office:value-type="float" office:value="0.000104071268004329" calcext:value-type="float">
            <text:p>0.0001040713</text:p>
          </table:table-cell>
          <table:table-cell table:style-name="Default" table:formula="of:=[.E22]*60" office:value-type="float" office:value="0.00624427608025976" calcext:value-type="float">
            <text:p>0.0062442761</text:p>
          </table:table-cell>
          <table:table-cell table:style-name="Default" table:formula="of:=[.F22]*[.$I$20]" office:value-type="float" office:value="0.349696929327916" calcext:value-type="float">
            <text:p>0.349696929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lyProduced</text:p>
          </table:table-cell>
          <table:table-cell office:value-type="float" office:value="0.0003" calcext:value-type="float">
            <text:p>0.0003</text:p>
          </table:table-cell>
          <table:table-cell table:style-name="Default" table:formula="of:=[.B23]/12.011" office:value-type="float" office:value="0.0000249771043210391" calcext:value-type="float">
            <text:p>2.49771043210391E-0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C23]/[.D23]" office:value-type="float" office:value="0.00000832570144034635" calcext:value-type="float">
            <text:p>8.32570144034635E-06</text:p>
          </table:table-cell>
          <table:table-cell table:style-name="Default" table:formula="of:=[.E23]*60" office:value-type="float" office:value="0.000499542086420781" calcext:value-type="float">
            <text:p>0.0004995421</text:p>
          </table:table-cell>
          <table:table-cell table:style-name="Default" table:formula="of:=[.F23]*[.$I$20]" office:value-type="float" office:value="0.0279757543462333" calcext:value-type="float">
            <text:p>0.027975754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O2 Produced</text:p>
          </table:table-cell>
          <table:table-cell office:value-type="float" office:value="0.0015" calcext:value-type="float">
            <text:p>0.0015</text:p>
          </table:table-cell>
          <table:table-cell table:style-name="Default" table:formula="of:=[.B24]/12.011" office:value-type="float" office:value="0.000124885521605195" calcext:value-type="float">
            <text:p>0.000124885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C24]/[.D24]" office:value-type="float" office:value="0.000124885521605195" calcext:value-type="float">
            <text:p>0.0001248855</text:p>
          </table:table-cell>
          <table:table-cell table:style-name="Default" table:formula="of:=[.E24]*60" office:value-type="float" office:value="0.00749313129631172" calcext:value-type="float">
            <text:p>0.0074931313</text:p>
          </table:table-cell>
          <table:table-cell table:style-name="Default" table:formula="of:=[.F24]*[.$I$20]" office:value-type="float" office:value="0.419636315193499" calcext:value-type="float">
            <text:p>0.4196363152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SUM([.F22:.F24])" office:value-type="float" office:value="0.0142369494629923" calcext:value-type="float">
            <text:p>0.0142369495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00/00/0000</text:date>, <text:time style:data-style-name="N2" text:time-value="11:01:15.094216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5:58:57.704407223</meta:creation-date>
    <dc:date>2018-10-26T14:04:08.443639339</dc:date>
    <meta:editing-duration>PT2H3M57S</meta:editing-duration>
    <meta:editing-cycles>3</meta:editing-cycles>
    <meta:generator>LibreOffice/5.1.6.2$Linux_X86_64 LibreOffice_project/10m0$Build-2</meta:generator>
    <meta:document-statistic meta:table-count="1" meta:cell-count="134" meta:object-count="0"/>
  </office:meta>
</office:document-meta>
</file>